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60" officeooo:paragraph-rsid="00165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ихотворение — поздравление</text:p>
      <text:p text:style-name="P1"/>
      <text:p text:style-name="P1">Самая лучшая мама на свете!</text:p>
      <text:p text:style-name="P1">Тебя поздравляют любимые дети!</text:p>
      <text:p text:style-name="P1">Ты поздравления наши прими,</text:p>
      <text:p text:style-name="P1">Сквозь опыт и годы свои пропусти!</text:p>
      <text:p text:style-name="P1"/>
      <text:p text:style-name="P1">Собрались близкие, друзья</text:p>
      <text:p text:style-name="P1">В этом прекрасном месте</text:p>
      <text:p text:style-name="P1">Очень любим мы тебя</text:p>
      <text:p text:style-name="P1">К тебе пришли все вместе</text:p>
      <text:p text:style-name="P1"/>
      <text:p text:style-name="P1"/>
      <text:p text:style-name="P1">Даришь ласку и тепло</text:p>
      <text:p text:style-name="P1">И вселенское добро</text:p>
      <text:p text:style-name="P1">Всем нам очень повезло</text:p>
      <text:p text:style-name="P1">Вокруг тебя всегда светло!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2T16:38:44.209000000</dc:date>
    <meta:editing-duration>PT2H1M3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3" meta:word-count="52" meta:character-count="322" meta:non-whitespace-character-count="282"/>
  </office:meta>
</office:document-meta>
</file>